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40pt" style:text-underline-style="solid" style:text-underline-width="auto" style:text-underline-color="font-color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veloping Applications with PostgreSQL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 few interesting examples</text:p>
            <text:p>M K Pai</text:p>
            <text:p>mkpai@redhat.com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How are database-driven applications developed today ?</text:span></text:p>
              </text:list-item>
              <text:list-item>
                <text:p><text:span text:style-name="T1">What gains does database programming bring ?</text:span></text:p>
              </text:list-item>
              <text:list-item>
                <text:p><text:span text:style-name="T1">Examples</text:span></text:p>
              </text:list-item>
              <text:list-item>
                <text:p><text:span text:style-name="T1">Discussion and Q&amp;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trend in application develop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ypes of databases</text:p>
                <text:list>
                  <text:list-item>
                    <text:p>RDBMS</text:p>
                    <text:list>
                      <text:list-item>
                        <text:p>Oracle, PostgreSQL, MS SQL</text:p>
                      </text:list-item>
                    </text:list>
                  </text:list-item>
                  <text:list-item>
                    <text:p>Non RDBMS</text:p>
                    <text:list>
                      <text:list-item>
                        <text:p>noSQL</text:p>
                      </text:list-item>
                    </text:list>
                  </text:list-item>
                </text:list>
                <text:p/>
              </text:list-item>
              <text:list-item>
                <text:p>Object Relational Mappers</text:p>
                <text:list>
                  <text:list-item>
                    <text:p>Python: SQL Alchemy </text:p>
                  </text:list-item>
                  <text:list-item>
                    <text:p>Java: Hibernate</text:p>
                  </text:list-item>
                  <text:list-item>
                    <text:p>Ruby: ActiveRecord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trend in application development (contd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asons to use ORM</text:p>
                <text:list>
                  <text:list-item>
                    <text:p>Complex business logic</text:p>
                  </text:list-item>
                  <text:list-item>
                    <text:p>SQL is hard to learn</text:p>
                  </text:list-item>
                  <text:list-item>
                    <text:p>Cost</text:p>
                    <text:list>
                      <text:list-item>
                        <text:p>Migration</text:p>
                      </text:list-item>
                      <text:list-item>
                        <text:p>Development, testing and production</text:p>
                      </text:list-item>
                      <text:list-item>
                        <text:p>Maintenance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dvantages of direct database programming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herence</text:p>
              </text:list-item>
              <text:list-item>
                <text:p>Full features</text:p>
              </text:list-item>
              <text:list-item>
                <text:p>Speed</text:p>
              </text:list-item>
              <text:list-item>
                <text:p>Security</text:p>
              </text:list-item>
              <text:list-item>
                <text:p>No B***S***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scussion &amp; Q&amp;A</text:p>
              </text:list-item>
              <text:list-item>
                <text:p><text:span text:style-name="T2">https://github.com/saintpai/fudconPunePGSQL.git</text:span></text:p>
                <text:p text:style-name="P2"/>
                <text:p text:style-name="P2"/>
                <text:p text:style-name="P2"><text:span text:style-name="T3">Thanks !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7T09:27:32.222362225</meta:creation-date>
    <dc:date>2015-06-27T10:42:49.411952314</dc:date>
    <meta:editing-duration>PT33M53S</meta:editing-duration>
    <meta:editing-cycles>5</meta:editing-cycles>
    <meta:generator>LibreOffice/4.3.7.2$Linux_X86_64 LibreOffice_project/430$Build-2</meta:generator>
    <meta:document-statistic meta:object-count="45"/>
  </office:meta>
</office:document-meta>
</file>